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X13</text:p>
      <text:p text:style-name="Standard">Bash</text:p>
      <text:p text:style-name="Standard">Jonatan Nilsson</text:p>
      <text:p text:style-name="Standard">Lab 1</text:p>
      <text:p text:style-name="Standard"/>
      <text:p text:style-name="Standard">Andra kommandon jag använder wildcard till är rm. Så använder jag ofta stjärna, om jag har te.x hållt på med en grej där jag har ungefär sammafilnamn. Som när jag laddade upp alla Lab 1,2,3,4,5 från linux grund på googledrive så stod jag I mappen där dom fanns och skrev rm Lab *</text:p>
      <text:p text:style-name="Standard"/>
      <text:p text:style-name="Standard">Nu på denna lektion har vi pratat om lite om aliases. Det hade jag faktiskt redan lagt in I ett eget som var till xdg-open alias open=xdg-open.</text:p>
      <text:p text:style-name="Standard"/>
      <text:p text:style-name="Standard">Sen för att göra det lite lättare och enklare med GIT så följde jag patriks skript för att bara kunna skriva push från vilken map som helst för att ladda upp allt I bash_grundkurs med kommentar “dagens datum samt tid”. Detta funkade asbra. Dock så var det inte mitt eget skript men jag fick ändå en insyn till vad dessa skript kan användas ti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natan </meta:initial-creator>
    <meta:creation-date>2013-12-09T14:24:05</meta:creation-date>
    <dc:date>2013-12-09T14:52:26</dc:date>
    <dc:creator>Jonatan </dc:creator>
    <meta:editing-duration>PT13M10S</meta:editing-duration>
    <meta:editing-cycles>1</meta:editing-cycles>
    <meta:document-statistic meta:table-count="0" meta:image-count="0" meta:object-count="0" meta:page-count="1" meta:paragraph-count="7" meta:word-count="151" meta:character-count="796" meta:non-whitespace-character-count="652"/>
    <meta:generator>LibreOffice/3.5$Linux_X86_64 LibreOffice_project/350m1$Build-2</meta:generator>
  </office:meta>
</office:document-meta>
</file>